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fb559"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cfb559"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025ce" style:font-size-asian="13pt" style:font-size-complex="13pt"/>
    </style:style>
    <style:style style:name="P9" style:family="paragraph" style:parent-style-name="Preformatted_20_Text">
      <style:paragraph-properties style:writing-mode="lr-tb"/>
      <style:text-properties fo:font-size="13pt" officeooo:rsid="01d025ce" officeooo:paragraph-rsid="01d025ce" style:font-size-asian="13pt" style:font-size-complex="13pt"/>
    </style:style>
    <style:style style:name="P10"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6807f" officeooo:paragraph-rsid="01d22077"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6" style:family="paragraph" style:parent-style-name="Preformatted_20_Text">
      <style:text-properties fo:font-size="13pt" officeooo:paragraph-rsid="01c89330" style:font-size-asian="13pt" style:font-size-complex="13pt"/>
    </style:style>
    <style:style style:name="P17" style:family="paragraph" style:parent-style-name="Preformatted_20_Text">
      <style:text-properties fo:font-size="13pt" officeooo:rsid="01d22077" officeooo:paragraph-rsid="01d22077" style:font-size-asian="13pt" style:font-size-complex="13pt"/>
    </style:style>
    <style:style style:name="P18"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c26751" style:font-size-asian="13pt" style:font-size-complex="13pt"/>
    </style:style>
    <style:style style:name="P20"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2"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3"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fb559"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ca5f48" style:font-size-asian="16pt" style:font-weight-asian="bold" style:font-size-complex="16pt" style:font-weight-complex="bold"/>
    </style:style>
    <style:style style:name="T7" style:family="text">
      <style:text-properties officeooo:rsid="01cfb559"/>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d025ce"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aa47b"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c82297"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21" style:family="text">
      <style:text-properties style:font-name="Liberation Sans" fo:font-style="normal" style:text-underline-style="none" style:font-name-asian="Nimbus Mono L" style:font-style-asian="normal" style:font-name-complex="Liberation Mono" style:font-style-complex="normal"/>
    </style:style>
    <style:style style:name="T22" style:family="text">
      <style:text-properties fo:font-weight="bold" style:font-weight-asian="bold" style:font-weight-complex="bold"/>
    </style:style>
    <style:style style:name="T23" style:family="text">
      <style:text-properties fo:font-weight="bold" officeooo:rsid="000dd66a" style:font-weight-asian="bold" style:font-weight-complex="bold"/>
    </style:style>
    <style:style style:name="T24" style:family="text">
      <style:text-properties fo:font-weight="bold" officeooo:rsid="0160cefc" style:font-weight-asian="bold" style:font-weight-complex="bold"/>
    </style:style>
    <style:style style:name="T25" style:family="text">
      <style:text-properties officeooo:rsid="01d22077"/>
    </style:style>
    <style:style style:name="T26" style:family="text">
      <style:text-properties officeooo:rsid="01caa47b"/>
    </style:style>
    <style:style style:name="T27" style:family="text">
      <style:text-properties officeooo:rsid="01cb238c"/>
    </style:style>
    <style:style style:name="T28" style:family="text">
      <style:text-properties officeooo:rsid="01c82297"/>
    </style:style>
    <style:style style:name="T29" style:family="text">
      <style:text-properties officeooo:rsid="0193b9d9"/>
    </style:style>
    <style:style style:name="T30" style:family="text">
      <style:text-properties officeooo:rsid="019e4a2a"/>
    </style:style>
    <style:style style:name="T31" style:family="text">
      <style:text-properties officeooo:rsid="0195e979"/>
    </style:style>
    <style:style style:name="T32" style:family="text">
      <style:text-properties officeooo:rsid="019615ac"/>
    </style:style>
    <style:style style:name="T33" style:family="text">
      <style:text-properties officeooo:rsid="01cc8e23"/>
    </style:style>
    <style:style style:name="T34" style:family="text">
      <style:text-properties officeooo:rsid="01c7725e"/>
    </style:style>
    <style:style style:name="T35" style:family="text">
      <style:text-properties officeooo:rsid="01d4fc2a"/>
    </style:style>
    <style:style style:name="T36" style:family="text">
      <style:text-properties style:font-name="Liberation Sans" fo:font-style="normal" style:text-underline-style="none" officeooo:rsid="01d22077"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d3e915"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ce7326"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c06a75"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50"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51"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52" style:family="text">
      <style:text-properties style:font-name="Liberation Sans" fo:font-style="normal" style:text-underline-style="none" officeooo:rsid="013c55a1" fo:background-color="transparent" loext:char-shading-value="0" style:font-style-asian="normal" style:font-style-complex="normal"/>
    </style:style>
    <style:style style:name="T53" style:family="text">
      <style:text-properties style:font-name="Liberation Sans" fo:font-style="normal" style:text-underline-style="none" officeooo:rsid="00083d4b" fo:background-color="transparent" loext:char-shading-value="0" style:font-style-asian="normal" style:font-style-complex="normal"/>
    </style:style>
    <style:style style:name="T54"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6</text:span><text:span text:style-name="T2">th</text:span><text:span text:style-name="T3"> </text:span><text:span text:style-name="T1">April</text:span><text:span text:style-name="T4"> 20</text:span><text:span text:style-name="T5">2</text:span><text:span text:style-name="T6">5</text:span></text:p>
      <text:p text:style-name="P3">Psalm 143:1-2</text:p>
      <text:p text:style-name="P4">[1] Hear my prayer, O Lord; give ear to my pleas for mercy! In your faithfulness answer me, in your righteousness!</text:p>
      <text:p text:style-name="P5">[2] <text:s/>Enter not into judg<text:span text:style-name="T7">e</text:span>ment with your servant, for no one living is righteous before you.</text:p>
      <text:p text:style-name="P6"/>
      <text:p text:style-name="P7">Thanks to God</text:p>
      <text:p text:style-name="P8"><text:span text:style-name="T8">O </text:span><text:span text:style-name="T9">L</text:span><text:span text:style-name="T10">o</text:span><text:span text:style-name="T9">r</text:span><text:span text:style-name="T10">d,</text:span><text:span text:style-name="T11"> </text:span><text:span text:style-name="T12">we </text:span><text:span text:style-name="T13">thank You that </text:span><text:span text:style-name="T14">You hear our prayers, because of Your righteousness, rather than our worthiness, for we have none.</text:span><text:span text:style-name="T15"> You are Good and Perfect, </text:span><text:span text:style-name="T14">Loving and Merciful.</text:span><text:span text:style-name="T15"> </text:span><text:span text:style-name="T14">Therefore we plead for mercy, not only for ourselves but for this world, which You have made but which we have spoiled, so that it lies under the Curse waiting for the end when Jesus returns.</text:span></text:p>
      <text:p text:style-name="P8"><text:span text:style-name="T14"/></text:p>
      <text:p text:style-name="P8"><text:span text:style-name="T14">W</text:span><text:span text:style-name="T15">e </text:span><text:span text:style-name="T16">giv</text:span><text:span text:style-name="T17">e</text:span><text:span text:style-name="T18"> </text:span><text:span text:style-name="T16">thanks </text:span><text:span text:style-name="T19">for the gift of</text:span><text:span text:style-name="T20"> our salvation </text:span><text:span text:style-name="T15">because</text:span><text:span text:style-name="T19"> Jesus </text:span><text:span text:style-name="T15">came as a helpless babe, lived the perfect life which we could not, and then</text:span><text:span text:style-name="T19"> won </text:span><text:span text:style-name="T15">the victory over sin and death</text:span><text:span text:style-name="T19"> for us in the Cross and the Resurrection.</text:span></text:p>
      <text:p text:style-name="P8"><text:span text:style-name="T19"/></text:p>
      <text:p text:style-name="P9"><text:span text:style-name="T19">W</text:span><text:span text:style-name="T21">e look up and look forward to the future, with the sure hope that He will return, but not as the sacrificial Lamb but as the Righteous King of kings, bringing true justice to this world, and completing our salvation and sanctification.</text:span></text:p>
      <text:p text:style-name="P10"/>
      <text:p text:style-name="P11"><text:span text:style-name="T22">The Wide World...</text:span><text:span text:style-name="T23"> a</text:span><text:span text:style-name="T22">nd the </text:span><text:span text:style-name="T24">W</text:span><text:span text:style-name="T22">ider Church</text:span></text:p>
      <text:p text:style-name="P12"><text:span text:style-name="T25">Father</text:span><text:span text:style-name="T26">, we look at this world we live in and </text:span><text:span text:style-name="T27">wonder </text:span><text:span text:style-name="T25">how bad it could become</text:span><text:span text:style-name="T27">. </text:span><text:span text:style-name="T25">Internationally, w</text:span><text:span text:style-name="T27">e continu</text:span>e <text:span text:style-name="T27">to</text:span> pray for the <text:span text:style-name="T28">peace of Jerusalem, and we pray against the resurgence of anti-Semitism that </text:span><text:span text:style-name="T27">remains strong</text:span><text:span text:style-name="T28"> around the world. </text:span><text:span text:style-name="T27">We trust Your Word which declares that Israel remains Your chosen people, and we are Yours by Your grace alone. </text:span><text:span text:style-name="T25">In this State, we again see bad laws being passed in our parliament to directly affect our freedom to speak the Good News to others.</text:span><text:span text:style-name="T27"> </text:span><text:span text:style-name="T25">Y</text:span><text:span text:style-name="T27">et we remain hopeful because You are </text:span><text:span text:style-name="T25">the True </text:span><text:span text:style-name="T27">God W</text:span><text:span text:style-name="T25">ho will see righteousness prevail</text:span><text:span text:style-name="T27">.</text:span></text:p>
      <text:p text:style-name="P13"/>
      <text:p text:style-name="P14"><text:span text:style-name="T29">We </text:span><text:span text:style-name="T30">again </text:span><text:span text:style-name="T31">pray</text:span><text:span text:style-name="T29"> </text:span><text:span text:style-name="T31">for our nation, our State and our communit</text:span><text:span text:style-name="T32">ies</text:span><text:span text:style-name="T31"> to turn back to You. </text:span><text:span text:style-name="T33">We pray for our </text:span><text:span text:style-name="T34">public witness to </text:span><text:span text:style-name="T33">strengthen </text:span><text:span text:style-name="T35">as</text:span><text:span text:style-name="T33"> we seek the man of Your choosing to lead in the work here. </text:span><text:span text:style-name="T35">We continue to pray for the work of our Selection Committee and Douglas Milne our Moderator. Bless them with Your wisdom as we assess the candidates who come before us.</text:span></text:p>
      <text:p text:style-name="P14"/>
      <text:p text:style-name="P15">Ashburton</text:p>
      <text:p text:style-name="P16"><text:span text:style-name="T36">W</text:span><text:span text:style-name="T37">e pray for our</text:span><text:span text:style-name="T38">selves as we </text:span><text:span text:style-name="T39">seek to </text:span><text:span text:style-name="T40">demonstrate Your grace </text:span><text:span text:style-name="T41">to one another, keeping the unity of the faith and encouraging each other</text:span><text:span text:style-name="T40">. </text:span><text:span text:style-name="T42">We especially </text:span><text:span text:style-name="T36">remember</text:span><text:span text:style-name="T41"> Alan Freer, </text:span><text:span text:style-name="T36">now making good progress in his rehabilitation at home, and Jan as she cares for him</text:span><text:span text:style-name="T41">.</text:span><text:span text:style-name="T42"> We also </text:span><text:span text:style-name="T36">give thanks </text:span><text:span text:style-name="T42">for </text:span><text:span text:style-name="T41">Diane Cocking maintain</text:span><text:span text:style-name="T36">ing</text:span><text:span text:style-name="T41"> her health.</text:span></text:p>
      <text:p text:style-name="P16"><text:span text:style-name="T41"/></text:p>
      <text:p text:style-name="P17"><text:span text:style-name="T41">W</text:span><text:span text:style-name="T43">e pray for our Community Group studies commencing soon. May they be a place where we can study Your Word and learn to live out the Christian life, caring for one another, bearing each others burdens, both in prayer and in practical ways.</text:span></text:p>
      <text:p text:style-name="P16"><text:span text:style-name="T40"/></text:p>
      <text:p text:style-name="P16"><text:span text:style-name="T40">We thank You for Your Word which calls us to </text:span><text:span text:style-name="T44">recognise the witness of the Spirit</text:span><text:span text:style-name="T40">, and to </text:span><text:span text:style-name="T45">fix our eyes on eternal things, </text:span><text:span text:style-name="T44">rather than the things of this world only</text:span><text:span text:style-name="T40">. Help us we pray to look to You and remember </text:span><text:span text:style-name="T44">through the Lord’s Supper</text:span><text:span text:style-name="T40"> </text:span><text:span text:style-name="T46">the great salvation You have provided in </text:span><text:span text:style-name="T44">sending</text:span><text:span text:style-name="T46"> Jesus</text:span><text:span text:style-name="T47">.</text:span></text:p>
      <text:p text:style-name="P18"/>
      <text:p text:style-name="P19"><text:span text:style-name="T48">In </text:span><text:span text:style-name="T40">His</text:span><text:span text:style-name="T49"> </text:span><text:span text:style-name="T50">Precious Name </text:span><text:span text:style-name="T51">we pray</text:span><text:span text:style-name="T52">, </text:span><text:span text:style-name="T53">Amen.</text:span></text:p>
      <text:p text:style-name="P20">Our Father, Who is in heaven,<text:line-break/>hallowed be Your name;<text:line-break/>Your kingdom come;<text:line-break/>Your will be done,<text:line-break/>on earth as it is in heaven.</text:p>
      <text:p text:style-name="P21"/>
      <text:p text:style-name="P21">Give us this day our daily bread.<text:line-break/>And forgive us our trespasses,<text:line-break/>as we forgive those that trespass against us.<text:line-break/>Lead us not into temptation;<text:line-break/>but deliver us from evil.</text:p>
      <text:p text:style-name="P21"/>
      <text:p text:style-name="P21">For Yours is the kingdom,<text:line-break/>the power, and the glory,<text:line-break/>for ever and ever.<text:line-break/>Amen.</text:p>
      <text:p text:style-name="P21"/>
      <text:p text:style-name="P22">They shall not grow old, as we that are left grow old.</text:p>
      <text:p text:style-name="P23">Age shall not weary them, nor the years condemn.</text:p>
      <text:p text:style-name="P23">At the going <text:span text:style-name="T54">d</text:span>own of the sun, and in the morning, </text:p>
      <text:p text:style-name="P23">We WILL remember them.</text:p>
      <text:p text:style-name="P24">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4-05T22:12:10.108450220</dc:date>
    <meta:editing-duration>PT16H58M32S</meta:editing-duration>
    <meta:editing-cycles>193</meta:editing-cycles>
    <meta:generator>LibreOffice/24.8.6.2$Linux_X86_64 LibreOffice_project/d50be90c1d90f0f90a5235ffcbbafbbfa38a83c2</meta:generator>
    <meta:print-date>2025-04-05T22:12:00.655086375</meta:print-date>
    <meta:printed-by>PDF files</meta:printed-by>
    <meta:document-statistic meta:table-count="0" meta:image-count="0" meta:object-count="0" meta:page-count="3" meta:paragraph-count="25" meta:word-count="645" meta:character-count="3484" meta:non-whitespace-character-count="2862"/>
  </office:meta>
</office:document-meta>
</file>